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 do</text:span></text:p>
      <text:p text:style-name="P1"><text:span text:style-name="T2">She gave love her life</text:span></text:p>
      <text:p text:style-name="P1"><text:span text:style-name="T2">When she met her wife;</text:span></text:p>
      <text:p text:style-name="P1"><text:span text:style-name="T2">Soon traded daisies and things</text:span></text:p>
      <text:p text:style-name="P1"><text:span text:style-name="T2">For gold wedding rings.</text:span></text:p>
      <text:p text:style-name="P1"><text:span text:style-name="T2">They traded "I do's"</text:span></text:p>
      <text:p text:style-name="P1"><text:span text:style-name="T2">In something borrowed, something blue,</text:span></text:p>
      <text:p text:style-name="P1"><text:span text:style-name="T2">And happily, they grasped</text:span></text:p>
      <text:p text:style-name="P1"><text:span text:style-name="T2">The other's hand and laughed--</text:span></text:p>
      <text:p text:style-name="P1"><text:span text:style-name="T2">Just their luck,</text:span></text:p>
      <text:p text:style-name="P1"><text:span text:style-name="T2">A rainy summer muck!</text:span></text:p>
      <text:p text:style-name="P1"><text:span text:style-name="T2">They weren't phased</text:span></text:p>
      <text:p text:style-name="P1"><text:span text:style-name="T2">As they jumped in the warm rain</text:span></text:p>
      <text:p text:style-name="P1"><text:span text:style-name="T2">However-- call it fate--</text:span></text:p>
      <text:p text:style-name="P1"><text:span text:style-name="T2">That was one of the last happy times to date.</text:span></text:p>
      <text:p text:style-name="P2"/>
      <text:p text:style-name="P1"><text:span text:style-name="T2">As their lives came crashing down</text:span></text:p>
      <text:p text:style-name="P1"><text:span text:style-name="T2">It hurt too much to make a sound.</text:span></text:p>
      <text:p text:style-name="P1"><text:span text:style-name="T2">The hands that once held each other tight</text:span></text:p>
      <text:p text:style-name="P1"><text:span text:style-name="T2">Were now anything but lovely and light</text:span></text:p>
      <text:p text:style-name="P1"><text:span text:style-name="T2">Friendly touches now turned foe</text:span></text:p>
      <text:p text:style-name="P1"><text:span text:style-name="T2">Bruises and marks turned spirits low.</text:span></text:p>
      <text:p text:style-name="P1"><text:span text:style-name="T2">As winter faded and spring arrived,</text:span></text:p>
      <text:p text:style-name="P1"><text:span text:style-name="T2">Neither noticed the changing times</text:span></text:p>
      <text:p text:style-name="P1"><text:span text:style-name="T2">For their feelings grew ever darker</text:span></text:p>
      <text:p text:style-name="P1"><text:soft-page-break/><text:span text:style-name="T2">And their lives became steadily starker.</text:span></text:p>
      <text:p text:style-name="P1"><text:span text:style-name="T2">Heated words and stinging slaps</text:span></text:p>
      <text:p text:style-name="P1"><text:span text:style-name="T2">Turned their love to anything but that.</text:span></text:p>
      <text:p text:style-name="P1"><text:span text:style-name="T2">Gradual enough to see no change</text:span></text:p>
      <text:p text:style-name="P1"><text:span text:style-name="T2">As love and hope slipped away.</text:span></text:p>
      <text:p text:style-name="P1"><text:span text:style-name="T2">It hurt to talk, it hurt to move</text:span></text:p>
      <text:p text:style-name="P1"><text:span text:style-name="T2">Depression was the biggest bruise</text:span></text:p>
      <text:p text:style-name="P1"><text:span text:style-name="T2">So much that one day,</text:span></text:p>
      <text:p text:style-name="P1"><text:span text:style-name="T2">When chance arose</text:span></text:p>
      <text:p text:style-name="P1"><text:span text:style-name="T2">She rifled through her messy clothes</text:span></text:p>
      <text:p text:style-name="P1"><text:span text:style-name="T2">Found some paper, wrote a note:</text:span></text:p>
      <text:p text:style-name="P2"/>
      <text:p text:style-name="P1"><text:span text:style-name="T2">"If this is love, and love is all</text:span></text:p>
      <text:p text:style-name="P1"><text:span text:style-name="T2">I hope I am the last to fall</text:span></text:p>
      <text:p text:style-name="P1"><text:span text:style-name="T2">Down this brutal rabbit hole;</text:span></text:p>
      <text:p text:style-name="P1"><text:span text:style-name="T2">May He rest both our souls."</text:span></text:p>
      <text:p text:style-name="P2"/>
      <text:p text:style-name="P1"><text:span text:style-name="T2">With that, she took out a knife</text:span></text:p>
      <text:p text:style-name="P1"><text:span text:style-name="T2">And shakily stabbed her sleeping wife</text:span></text:p>
      <text:p text:style-name="P1"><text:span text:style-name="T2">Gasping breaths soon rang quiet</text:span></text:p>
      <text:p text:style-name="P1"><text:span text:style-name="T2">From her love that was always violent.</text:span></text:p>
      <text:p text:style-name="P1"><text:span text:style-name="T2">She pulled her eyes from what she'd done</text:span></text:p>
      <text:p text:style-name="P1"><text:span text:style-name="T2">Hunting around for her gun;</text:span></text:p>
      <text:p text:style-name="P1"><text:span text:style-name="T2">Cold metal pressed against her heart,</text:span></text:p>
      <text:p text:style-name="P1"><text:span text:style-name="T2">Her final words spoken: “Till death do us part.”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7" meta:word-count="270" meta:character-count="1434" meta:non-whitespace-character-count="1211"/>
    <meta:generator>LibreOfficeDev/5.1.0.3$Linux_X86_64 LibreOffice_project/</meta:generator>
  </office:meta>
</office:document-meta>
</file>